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bd15" officeooo:paragraph-rsid="000cbd15"/>
    </style:style>
    <style:style style:name="P5" style:family="paragraph" style:parent-style-name="Title">
      <style:text-properties style:font-name="Georgia" officeooo:rsid="000cbd15" officeooo:paragraph-rsid="000cbd15"/>
    </style:style>
    <style:style style:name="P6" style:family="paragraph" style:parent-style-name="Text_20_body">
      <style:paragraph-properties fo:text-align="center" style:justify-single-word="false"/>
      <style:text-properties style:font-name="Georgia" officeooo:rsid="000cbd15" officeooo:paragraph-rsid="000cbd15"/>
    </style:style>
    <style:style style:name="P7" style:family="paragraph" style:parent-style-name="Text_20_body">
      <style:text-properties style:font-name="Georgia" officeooo:rsid="000cbd15" officeooo:paragraph-rsid="000cbd15"/>
    </style:style>
    <style:style style:name="P8" style:family="paragraph" style:parent-style-name="Text_20_body">
      <style:paragraph-properties fo:text-align="center" style:justify-single-word="false"/>
      <style:text-properties style:font-name="Georgia" officeooo:rsid="0010f890" officeooo:paragraph-rsid="0010f890"/>
    </style:style>
    <style:style style:name="P9" style:family="paragraph" style:parent-style-name="Text_20_body">
      <style:paragraph-properties fo:text-align="start" style:justify-single-word="false"/>
      <style:text-properties style:font-name="Georgia" officeooo:rsid="0010f890" officeooo:paragraph-rsid="0010f890"/>
    </style:style>
    <style:style style:name="T1" style:family="text">
      <style:text-properties officeooo:rsid="000e669e"/>
    </style:style>
    <style:style style:name="T2" style:family="text">
      <style:text-properties officeooo:rsid="000f3d2e"/>
    </style:style>
    <style:style style:name="T3" style:family="text">
      <style:text-properties officeooo:rsid="001158d3"/>
    </style:style>
    <style:style style:name="T4" style:family="text">
      <style:text-properties fo:font-style="italic" officeooo:rsid="001158d3" style:font-style-asian="italic" style:font-style-complex="italic"/>
    </style:style>
    <style:style style:name="T5" style:family="text">
      <style:text-properties fo:font-style="italic" officeooo:rsid="00197f17" style:font-style-asian="italic" style:font-style-complex="italic"/>
    </style:style>
    <style:style style:name="T6" style:family="text">
      <style:text-properties officeooo:rsid="001326cb"/>
    </style:style>
    <style:style style:name="T7" style:family="text">
      <style:text-properties officeooo:rsid="0013af25"/>
    </style:style>
    <style:style style:name="T8" style:family="text">
      <style:text-properties officeooo:rsid="00149926"/>
    </style:style>
    <style:style style:name="T9" style:family="text">
      <style:text-properties officeooo:rsid="00159d1b"/>
    </style:style>
    <style:style style:name="T10" style:family="text">
      <style:text-properties officeooo:rsid="00168eaa"/>
    </style:style>
    <style:style style:name="T11" style:family="text">
      <style:text-properties officeooo:rsid="00177849"/>
    </style:style>
    <style:style style:name="T12" style:family="text">
      <style:text-properties officeooo:rsid="001943ed"/>
    </style:style>
    <style:style style:name="T13" style:family="text">
      <style:text-properties officeooo:rsid="00197f17"/>
    </style:style>
    <style:style style:name="T14" style:family="text">
      <style:text-properties fo:font-style="normal" officeooo:rsid="00197f17" style:font-style-asian="normal" style:font-style-complex="normal"/>
    </style:style>
    <style:style style:name="T15" style:family="text">
      <style:text-properties fo:font-style="normal" officeooo:rsid="001b2b9c" style:font-style-asian="normal" style:font-style-complex="normal"/>
    </style:style>
    <style:style style:name="T16" style:family="text">
      <style:text-properties fo:font-style="normal" officeooo:rsid="001c08a6" style:font-style-asian="normal" style:font-style-complex="normal"/>
    </style:style>
    <style:style style:name="T17" style:family="text">
      <style:text-properties fo:font-style="normal" officeooo:rsid="001c18cd" style:font-style-asian="normal" style:font-style-complex="normal"/>
    </style:style>
    <style:style style:name="T18" style:family="text">
      <style:text-properties fo:font-style="normal" officeooo:rsid="001d02b7" style:font-style-asian="normal" style:font-style-complex="normal"/>
    </style:style>
    <style:style style:name="T19" style:family="text">
      <style:text-properties fo:font-style="normal" officeooo:rsid="001eddc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n In Black</text:p>
      <text:p text:style-name="P3">103</text:p>
      <text:p text:style-name="P6">by Kyle Eggleston</text:p>
      <text:p text:style-name="P4"/>
      <text:p text:style-name="P4"><text:tab/>“<text:span text:style-name="T1">We think the alien landed near these coordinates.” A man said. He was pointing to a large map of Arizona on a wall with a laser pointer. “I’ve sent a search crew to investigate the surrounding area.”</text:span></text:p>
      <text:p text:style-name="P4"><text:tab/>“<text:span text:style-name="T1">Good work lieutenant.” Shirley Donaldson said. “Let me know as soon as we have something. This meeting is closed.” Standing up from her chair she left the conference room and headed down the hallway to her office.</text:span></text:p>
      <text:p text:style-name="P4"><text:tab/><text:span text:style-name="T1">They were in an underground facility twenty stories underneath a pizza place. No one knew to look for them there. It was a top secret organization only a select few people knew about. </text:span><text:span text:style-name="T2">Shirley liked it that way. It seemed to be the best course of action.</text:span></text:p>
      <text:p text:style-name="P4"/>
      <text:p text:style-name="P8">* * *</text:p>
      <text:p text:style-name="P8"/>
      <text:p text:style-name="P9"><text:tab/>Miranda turned over <text:span text:style-name="T6">in</text:span> bed. She didn’t want to wake up from the amazing dream she was having. She was back on her home world among her friends having a blast. She was dancing the only way she knew how, fast and hard. <text:span text:style-name="T3">Miranda woke up to the sound of police sirens. She panicked. Did </text:span><text:span text:style-name="T4">they</text:span><text:span text:style-name="T3"> find her? She calmed down as they passed by and went on their way to whatever danger that awaited them.</text:span></text:p>
      <text:p text:style-name="P9"><text:tab/><text:span text:style-name="T6">Getting out of bed, Miranda walked into the living room where Joe was asleep on the couch. It was nice of him to give up his bed for her. She promised to make it up to him in some fashion. Miranda wasn’t sure how that would go, but she would figure something out.</text:span></text:p>
      <text:p text:style-name="P9"><text:tab/>“<text:span text:style-name="T7">Hey.” Joe said as he woke up. “How’d you sleep?”</text:span></text:p>
      <text:p text:style-name="P9"><text:tab/><text:span text:style-name="T8">Miranda frowned. “I miss my home.” She said.</text:span></text:p>
      <text:p text:style-name="P9"><text:tab/><text:span text:style-name="T9">Joe nodded. “Bummer. I get ya though.” He replied. “They say home is where the heart is or some bullshit like that. It’s just a saying though. </text:span><text:span text:style-name="T10">I never really believed in such nonsense if you ask me.</text:span><text:span text:style-name="T9">”</text:span></text:p>
      <text:p text:style-name="P9"><text:tab/>“<text:span text:style-name="T10">Home is where the heart is.” Miranda repeated. “I like that.” She smiled. </text:span><text:span text:style-name="T11">Her home was forty-six light years away from Earth. It’s sun could be seen with the naked eye though. </text:span><text:span text:style-name="T12">As </text:span><text:soft-page-break/><text:span text:style-name="T12">long as she could see her sun, she knew her people were still alive and doing well. </text:span><text:span text:style-name="T13">That’s all that mattered to her most right now, that her people were safe from any </text:span><text:span text:style-name="T5">alien</text:span><text:span text:style-name="T14"> threats. She chuckled at the thought. Here on Earth </text:span><text:span text:style-name="T5">she</text:span><text:span text:style-name="T14"> was the alien. Elsewhere everyone else was the alien. It would take some getting used to.</text:span></text:p>
      <text:p text:style-name="P9"><text:span text:style-name="T14"><text:tab/></text:span><text:span text:style-name="T15">Joe sat up on the couch and made a space for Miranda to sit down next to him. Miranda smiled at Joe, he was a good friend. It was a shame that none of her people would understand how a human could befriend an alien such as herself. </text:span><text:span text:style-name="T16">To her people Earthlings were the enemy. Ever since the crash in 19947 in Roswell New Mexico, Earth had proved that they were not kind to her people. </text:span><text:span text:style-name="T17">Who in their right mind would dissect an alien species? It was sick. She refused to even go to New Mexico because of the terrible things the Earthlings had done to her people there.</text:span></text:p>
      <text:p text:style-name="P9"><text:span text:style-name="T17"><text:tab/></text:span><text:span text:style-name="T18">Joe smiled at Miranda. There was something about his smile that made her wonder what he was thinking. “What is it?” She asked.</text:span></text:p>
      <text:p text:style-name="P9"><text:span text:style-name="T18"><text:tab/>Joe shook his head. “Oh it’s nothing.” He responded. “Nothing worth mentioning.”</text:span></text:p>
      <text:p text:style-name="P9"><text:span text:style-name="T18"><text:tab/>Miranda pressured him. “What?”</text:span></text:p>
      <text:p text:style-name="P9"><text:span text:style-name="T18"><text:tab/>“You’re wearing pajamas.” Joe said. “They look great. They’re also mine, but they look good on you.”</text:span></text:p>
      <text:p text:style-name="P9"><text:span text:style-name="T18"><text:tab/>She patted his knee as she had seen people do on television. “Well you keep averting your gaze when I’m naked, so I figured I would put you more at ease.” Miranda smiled at him. “I’m glad you approve.” </text:span><text:span text:style-name="T19">She really didn’t care if he approved of her ways or not, it was just something she heard humans say and it felt righ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19T20:41:01.318448069">02/1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9T20:41:01.249395113</dc:date>
    <meta:editing-duration>PT2H31M23S</meta:editing-duration>
    <meta:editing-cycles>28</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1" meta:word-count="648" meta:character-count="3435" meta:non-whitespace-character-count="2793"/>
  </office:meta>
</office:document-meta>
</file>